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3.455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8000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minmax_resul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number-columns-repeated="1007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param_C</text:p>
          </table:table-cell>
          <table:table-cell office:value-type="string" calcext:value-type="string">
            <text:p>param_kernel</text:p>
          </table:table-cell>
          <table:table-cell office:value-type="string" calcext:value-type="string">
            <text:p>param_gamma</text:p>
          </table:table-cell>
          <table:table-cell office:value-type="string" calcext:value-type="string">
            <text:p>param_degree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rank_test_score</text:p>
          </table:table-cell>
          <table:table-cell table:number-columns-repeated="1007"/>
        </table:table-row>
        <table:table-row table:style-name="ro1">
          <table:table-cell office:value-type="float" office:value="10.9468975543976" calcext:value-type="float">
            <text:p>10.9468975543976</text:p>
          </table:table-cell>
          <table:table-cell office:value-type="float" office:value="0.361610166816706" calcext:value-type="float">
            <text:p>0.361610166816706</text:p>
          </table:table-cell>
          <table:table-cell office:value-type="float" office:value="4.63916563987732" calcext:value-type="float">
            <text:p>4.63916563987732</text:p>
          </table:table-cell>
          <table:table-cell office:value-type="float" office:value="0.094872062237559" calcext:value-type="float">
            <text:p>0.094872062237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{'C': 1, 'kernel': 'linear'}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9" calcext:value-type="float">
            <text:p>0.919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909133333333334" calcext:value-type="float">
            <text:p>0.909133333333334</text:p>
          </table:table-cell>
          <table:table-cell office:value-type="float" office:value="0.009464788546091" calcext:value-type="float">
            <text:p>0.009464788546091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office:value-type="float" office:value="10.8246068954468" calcext:value-type="float">
            <text:p>10.8246068954468</text:p>
          </table:table-cell>
          <table:table-cell office:value-type="float" office:value="0.288930781326912" calcext:value-type="float">
            <text:p>0.288930781326912</text:p>
          </table:table-cell>
          <table:table-cell office:value-type="float" office:value="4.64245481491089" calcext:value-type="float">
            <text:p>4.64245481491089</text:p>
          </table:table-cell>
          <table:table-cell office:value-type="float" office:value="0.104362898812504" calcext:value-type="float">
            <text:p>0.1043628988125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{'C': 10, 'kernel': 'linear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133333333333" calcext:value-type="float">
            <text:p>0.908133333333333</text:p>
          </table:table-cell>
          <table:table-cell office:value-type="float" office:value="0.008908422980528" calcext:value-type="float">
            <text:p>0.008908422980528</text:p>
          </table:table-cell>
          <table:table-cell office:value-type="float" office:value="63" calcext:value-type="float">
            <text:p>63</text:p>
          </table:table-cell>
          <table:table-cell table:number-columns-repeated="1007"/>
        </table:table-row>
        <table:table-row table:style-name="ro1">
          <table:table-cell office:value-type="float" office:value="10.8538940429688" calcext:value-type="float">
            <text:p>10.8538940429688</text:p>
          </table:table-cell>
          <table:table-cell office:value-type="float" office:value="0.315748238690183" calcext:value-type="float">
            <text:p>0.315748238690183</text:p>
          </table:table-cell>
          <table:table-cell office:value-type="float" office:value="4.62455310821533" calcext:value-type="float">
            <text:p>4.62455310821533</text:p>
          </table:table-cell>
          <table:table-cell office:value-type="float" office:value="0.080581156839382" calcext:value-type="float">
            <text:p>0.0805811568393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{'C': 100, 'kernel': 'linear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133333333333" calcext:value-type="float">
            <text:p>0.908133333333333</text:p>
          </table:table-cell>
          <table:table-cell office:value-type="float" office:value="0.008908422980528" calcext:value-type="float">
            <text:p>0.008908422980528</text:p>
          </table:table-cell>
          <table:table-cell office:value-type="float" office:value="63" calcext:value-type="float">
            <text:p>63</text:p>
          </table:table-cell>
          <table:table-cell table:number-columns-repeated="1007"/>
        </table:table-row>
        <table:table-row table:style-name="ro1">
          <table:table-cell office:value-type="float" office:value="10.8419556617737" calcext:value-type="float">
            <text:p>10.8419556617737</text:p>
          </table:table-cell>
          <table:table-cell office:value-type="float" office:value="0.253424490359139" calcext:value-type="float">
            <text:p>0.253424490359139</text:p>
          </table:table-cell>
          <table:table-cell office:value-type="float" office:value="4.693825340271" calcext:value-type="float">
            <text:p>4.693825340271</text:p>
          </table:table-cell>
          <table:table-cell office:value-type="float" office:value="0.120170465685025" calcext:value-type="float">
            <text:p>0.1201704656850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{'C': 1000, 'kernel': 'linear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133333333333" calcext:value-type="float">
            <text:p>0.908133333333333</text:p>
          </table:table-cell>
          <table:table-cell office:value-type="float" office:value="0.008908422980528" calcext:value-type="float">
            <text:p>0.008908422980528</text:p>
          </table:table-cell>
          <table:table-cell office:value-type="float" office:value="63" calcext:value-type="float">
            <text:p>63</text:p>
          </table:table-cell>
          <table:table-cell table:number-columns-repeated="1007"/>
        </table:table-row>
        <table:table-row table:style-name="ro1">
          <table:table-cell office:value-type="float" office:value="43.3872696876526" calcext:value-type="float">
            <text:p>43.3872696876526</text:p>
          </table:table-cell>
          <table:table-cell office:value-type="float" office:value="0.616339395431183" calcext:value-type="float">
            <text:p>0.616339395431183</text:p>
          </table:table-cell>
          <table:table-cell office:value-type="float" office:value="12.6301834106445" calcext:value-type="float">
            <text:p>12.6301834106445</text:p>
          </table:table-cell>
          <table:table-cell office:value-type="float" office:value="0.178834117561937" calcext:value-type="float">
            <text:p>0.1788341175619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0.01, 'kernel': 'rbf'}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0.963666666666667" calcext:value-type="float">
            <text:p>0.963666666666667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0.967" calcext:value-type="float">
            <text:p>0.967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004378736499646" calcext:value-type="float">
            <text:p>0.004378736499646</text:p>
          </table:table-cell>
          <table:table-cell office:value-type="float" office:value="31" calcext:value-type="float">
            <text:p>31</text:p>
          </table:table-cell>
          <table:table-cell table:number-columns-repeated="1007"/>
        </table:table-row>
        <table:table-row table:style-name="ro1">
          <table:table-cell office:value-type="float" office:value="137.89007229805" calcext:value-type="float">
            <text:p>137.89007229805</text:p>
          </table:table-cell>
          <table:table-cell office:value-type="float" office:value="0.391573679333513" calcext:value-type="float">
            <text:p>0.391573679333513</text:p>
          </table:table-cell>
          <table:table-cell office:value-type="float" office:value="17.6535467624664" calcext:value-type="float">
            <text:p>17.6535467624664</text:p>
          </table:table-cell>
          <table:table-cell office:value-type="float" office:value="0.075324740651692" calcext:value-type="float">
            <text:p>0.075324740651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0.01, 'kernel': 'sigmoid'}</text:p>
          </table:table-cell>
          <table:table-cell office:value-type="float" office:value="0.117666666666667" calcext:value-type="float">
            <text:p>0.117666666666667</text:p>
          </table:table-cell>
          <table:table-cell office:value-type="float" office:value="0.119666666666667" calcext:value-type="float">
            <text:p>0.11966666666666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333333333333" calcext:value-type="float">
            <text:p>0.121333333333333</text:p>
          </table:table-cell>
          <table:table-cell office:value-type="float" office:value="0.120333333333333" calcext:value-type="float">
            <text:p>0.120333333333333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001499629583894" calcext:value-type="float">
            <text:p>0.001499629583894</text:p>
          </table:table-cell>
          <table:table-cell office:value-type="float" office:value="84" calcext:value-type="float">
            <text:p>84</text:p>
          </table:table-cell>
          <table:table-cell table:number-columns-repeated="1007"/>
        </table:table-row>
        <table:table-row table:style-name="ro1">
          <table:table-cell office:value-type="float" office:value="18.5954411029816" calcext:value-type="float">
            <text:p>18.5954411029816</text:p>
          </table:table-cell>
          <table:table-cell office:value-type="float" office:value="0.202082955038756" calcext:value-type="float">
            <text:p>0.202082955038756</text:p>
          </table:table-cell>
          <table:table-cell office:value-type="float" office:value="9.7061496257782" calcext:value-type="float">
            <text:p>9.7061496257782</text:p>
          </table:table-cell>
          <table:table-cell office:value-type="float" office:value="0.104791773189283" calcext:value-type="float">
            <text:p>0.104791773189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0.001, 'kernel': 'rbf'}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0333333333333" calcext:value-type="float">
            <text:p>0.950333333333333</text:p>
          </table:table-cell>
          <table:table-cell office:value-type="float" office:value="0.931666666666666" calcext:value-type="float">
            <text:p>0.931666666666666</text:p>
          </table:table-cell>
          <table:table-cell office:value-type="float" office:value="0.946333333333333" calcext:value-type="float">
            <text:p>0.946333333333333</text:p>
          </table:table-cell>
          <table:table-cell office:value-type="float" office:value="0.930666666666667" calcext:value-type="float">
            <text:p>0.930666666666667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00845747532594" calcext:value-type="float">
            <text:p>0.00845747532594</text:p>
          </table:table-cell>
          <table:table-cell office:value-type="float" office:value="47" calcext:value-type="float">
            <text:p>47</text:p>
          </table:table-cell>
          <table:table-cell table:number-columns-repeated="1007"/>
        </table:table-row>
        <table:table-row table:style-name="ro1">
          <table:table-cell office:value-type="float" office:value="25.4911401748657" calcext:value-type="float">
            <text:p>25.4911401748657</text:p>
          </table:table-cell>
          <table:table-cell office:value-type="float" office:value="0.31546355572025" calcext:value-type="float">
            <text:p>0.31546355572025</text:p>
          </table:table-cell>
          <table:table-cell office:value-type="float" office:value="8.51828908920288" calcext:value-type="float">
            <text:p>8.51828908920288</text:p>
          </table:table-cell>
          <table:table-cell office:value-type="float" office:value="0.192719256390882" calcext:value-type="float">
            <text:p>0.192719256390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0.001, 'kernel': 'sigmoid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7866666666667" calcext:value-type="float">
            <text:p>0.907866666666667</text:p>
          </table:table-cell>
          <table:table-cell office:value-type="float" office:value="0.00749992592556" calcext:value-type="float">
            <text:p>0.00749992592556</text:p>
          </table:table-cell>
          <table:table-cell office:value-type="float" office:value="68" calcext:value-type="float">
            <text:p>68</text:p>
          </table:table-cell>
          <table:table-cell table:number-columns-repeated="1007"/>
        </table:table-row>
        <table:table-row table:style-name="ro1">
          <table:table-cell office:value-type="float" office:value="18.5573046684265" calcext:value-type="float">
            <text:p>18.5573046684265</text:p>
          </table:table-cell>
          <table:table-cell office:value-type="float" office:value="0.160253253929286" calcext:value-type="float">
            <text:p>0.160253253929286</text:p>
          </table:table-cell>
          <table:table-cell office:value-type="float" office:value="9.26242237091065" calcext:value-type="float">
            <text:p>9.26242237091065</text:p>
          </table:table-cell>
          <table:table-cell office:value-type="float" office:value="0.137207943467105" calcext:value-type="float">
            <text:p>0.137207943467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'scale', 'kernel': 'rbf'}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68666666666667" calcext:value-type="float">
            <text:p>0.968666666666667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1666666666667" calcext:value-type="float">
            <text:p>0.961666666666667</text:p>
          </table:table-cell>
          <table:table-cell office:value-type="float" office:value="0.964066666666667" calcext:value-type="float">
            <text:p>0.964066666666667</text:p>
          </table:table-cell>
          <table:table-cell office:value-type="float" office:value="0.004859812524962" calcext:value-type="float">
            <text:p>0.004859812524962</text:p>
          </table:table-cell>
          <table:table-cell office:value-type="float" office:value="36" calcext:value-type="float">
            <text:p>36</text:p>
          </table:table-cell>
          <table:table-cell table:number-columns-repeated="1007"/>
        </table:table-row>
        <table:table-row table:style-name="ro1">
          <table:table-cell office:value-type="float" office:value="43.6937854766846" calcext:value-type="float">
            <text:p>43.6937854766846</text:p>
          </table:table-cell>
          <table:table-cell office:value-type="float" office:value="1.4192165750069" calcext:value-type="float">
            <text:p>1.4192165750069</text:p>
          </table:table-cell>
          <table:table-cell office:value-type="float" office:value="13.1720394134521" calcext:value-type="float">
            <text:p>13.1720394134521</text:p>
          </table:table-cell>
          <table:table-cell office:value-type="float" office:value="0.906513299242344" calcext:value-type="float">
            <text:p>0.906513299242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'scale', 'kernel': 'sigmoid'}</text:p>
          </table:table-cell>
          <table:table-cell office:value-type="float" office:value="0.813666666666667" calcext:value-type="float">
            <text:p>0.813666666666667</text:p>
          </table:table-cell>
          <table:table-cell office:value-type="float" office:value="0.821333333333333" calcext:value-type="float">
            <text:p>0.821333333333333</text:p>
          </table:table-cell>
          <table:table-cell office:value-type="float" office:value="0.799333333333333" calcext:value-type="float">
            <text:p>0.799333333333333</text:p>
          </table:table-cell>
          <table:table-cell office:value-type="float" office:value="0.813666666666667" calcext:value-type="float">
            <text:p>0.813666666666667</text:p>
          </table:table-cell>
          <table:table-cell office:value-type="float" office:value="0.778" calcext:value-type="float">
            <text:p>0.778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015348687964195" calcext:value-type="float">
            <text:p>0.015348687964195</text:p>
          </table:table-cell>
          <table:table-cell office:value-type="float" office:value="77" calcext:value-type="float">
            <text:p>77</text:p>
          </table:table-cell>
          <table:table-cell table:number-columns-repeated="1007"/>
        </table:table-row>
        <table:table-row table:style-name="ro1">
          <table:table-cell office:value-type="float" office:value="20.5287105560303" calcext:value-type="float">
            <text:p>20.5287105560303</text:p>
          </table:table-cell>
          <table:table-cell office:value-type="float" office:value="0.261388850516297" calcext:value-type="float">
            <text:p>0.261388850516297</text:p>
          </table:table-cell>
          <table:table-cell office:value-type="float" office:value="9.01389708518982" calcext:value-type="float">
            <text:p>9.01389708518982</text:p>
          </table:table-cell>
          <table:table-cell office:value-type="float" office:value="0.096616461161347" calcext:value-type="float">
            <text:p>0.096616461161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'auto', 'kernel': 'rbf'}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956" calcext:value-type="float">
            <text:p>0.956</text:p>
          </table:table-cell>
          <table:table-cell office:value-type="float" office:value="0.938333333333333" calcext:value-type="float">
            <text:p>0.938333333333333</text:p>
          </table:table-cell>
          <table:table-cell office:value-type="float" office:value="0.950333333333333" calcext:value-type="float">
            <text:p>0.950333333333333</text:p>
          </table:table-cell>
          <table:table-cell office:value-type="float" office:value="0.935666666666667" calcext:value-type="float">
            <text:p>0.935666666666667</text:p>
          </table:table-cell>
          <table:table-cell office:value-type="float" office:value="0.946333333333334" calcext:value-type="float">
            <text:p>0.946333333333334</text:p>
          </table:table-cell>
          <table:table-cell office:value-type="float" office:value="0.00790217972742" calcext:value-type="float">
            <text:p>0.00790217972742</text:p>
          </table:table-cell>
          <table:table-cell office:value-type="float" office:value="46" calcext:value-type="float">
            <text:p>46</text:p>
          </table:table-cell>
          <table:table-cell table:number-columns-repeated="1007"/>
        </table:table-row>
        <table:table-row table:style-name="ro1">
          <table:table-cell office:value-type="float" office:value="29.1772508621216" calcext:value-type="float">
            <text:p>29.1772508621216</text:p>
          </table:table-cell>
          <table:table-cell office:value-type="float" office:value="0.409251873869197" calcext:value-type="float">
            <text:p>0.409251873869197</text:p>
          </table:table-cell>
          <table:table-cell office:value-type="float" office:value="8.55614671707153" calcext:value-type="float">
            <text:p>8.55614671707153</text:p>
          </table:table-cell>
          <table:table-cell office:value-type="float" office:value="0.16607301157463" calcext:value-type="float">
            <text:p>0.16607301157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, 'gamma': 'auto', 'kernel': 'sigmoid'}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909666666666667" calcext:value-type="float">
            <text:p>0.909666666666667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883" calcext:value-type="float">
            <text:p>0.883</text:p>
          </table:table-cell>
          <table:table-cell office:value-type="float" office:value="0.899533333333334" calcext:value-type="float">
            <text:p>0.899533333333334</text:p>
          </table:table-cell>
          <table:table-cell office:value-type="float" office:value="0.009083807327082" calcext:value-type="float">
            <text:p>0.009083807327082</text:p>
          </table:table-cell>
          <table:table-cell office:value-type="float" office:value="70" calcext:value-type="float">
            <text:p>70</text:p>
          </table:table-cell>
          <table:table-cell table:number-columns-repeated="1007"/>
        </table:table-row>
        <table:table-row table:style-name="ro1">
          <table:table-cell office:value-type="float" office:value="51.0484336853027" calcext:value-type="float">
            <text:p>51.0484336853027</text:p>
          </table:table-cell>
          <table:table-cell office:value-type="float" office:value="0.822828902698256" calcext:value-type="float">
            <text:p>0.822828902698256</text:p>
          </table:table-cell>
          <table:table-cell office:value-type="float" office:value="12.5344526290894" calcext:value-type="float">
            <text:p>12.5344526290894</text:p>
          </table:table-cell>
          <table:table-cell office:value-type="float" office:value="0.257990879291479" calcext:value-type="float">
            <text:p>0.2579908792914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f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0.01, 'kernel': 'rbf'}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5333333333333" calcext:value-type="float">
            <text:p>0.96533333333333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972133333333333" calcext:value-type="float">
            <text:p>0.972133333333333</text:p>
          </table:table-cell>
          <table:table-cell office:value-type="float" office:value="0.003958675423814" calcext:value-type="float">
            <text:p>0.003958675423814</text:p>
          </table:table-cell>
          <table:table-cell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44.107570123672" calcext:value-type="float">
            <text:p>144.107570123672</text:p>
          </table:table-cell>
          <table:table-cell office:value-type="float" office:value="2.57758270546417" calcext:value-type="float">
            <text:p>2.57758270546417</text:p>
          </table:table-cell>
          <table:table-cell office:value-type="float" office:value="18.1821046829224" calcext:value-type="float">
            <text:p>18.1821046829224</text:p>
          </table:table-cell>
          <table:table-cell office:value-type="float" office:value="0.601618509979171" calcext:value-type="float">
            <text:p>0.6016185099791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0.01, 'kernel': 'sigmoid'}</text:p>
          </table:table-cell>
          <table:table-cell office:value-type="float" office:value="0.237666666666667" calcext:value-type="float">
            <text:p>0.237666666666667</text:p>
          </table:table-cell>
          <table:table-cell office:value-type="float" office:value="0.250333333333333" calcext:value-type="float">
            <text:p>0.250333333333333</text:p>
          </table:table-cell>
          <table:table-cell office:value-type="float" office:value="0.254666666666667" calcext:value-type="float">
            <text:p>0.254666666666667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7066666666667" calcext:value-type="float">
            <text:p>0.247066666666667</text:p>
          </table:table-cell>
          <table:table-cell office:value-type="float" office:value="0.005622968769056" calcext:value-type="float">
            <text:p>0.005622968769056</text:p>
          </table:table-cell>
          <table:table-cell office:value-type="float" office:value="83" calcext:value-type="float">
            <text:p>83</text:p>
          </table:table-cell>
          <table:table-cell table:number-columns-repeated="1007"/>
        </table:table-row>
        <table:table-row table:style-name="ro1">
          <table:table-cell office:value-type="float" office:value="14.637556886673" calcext:value-type="float">
            <text:p>14.637556886673</text:p>
          </table:table-cell>
          <table:table-cell office:value-type="float" office:value="0.279714618554052" calcext:value-type="float">
            <text:p>0.279714618554052</text:p>
          </table:table-cell>
          <table:table-cell office:value-type="float" office:value="7.05160350799561" calcext:value-type="float">
            <text:p>7.05160350799561</text:p>
          </table:table-cell>
          <table:table-cell office:value-type="float" office:value="0.123189059819867" calcext:value-type="float">
            <text:p>0.1231890598198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0.001, 'kernel': 'rbf'}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964" calcext:value-type="float">
            <text:p>0.96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958933333333333" calcext:value-type="float">
            <text:p>0.958933333333333</text:p>
          </table:table-cell>
          <table:table-cell office:value-type="float" office:value="0.005297378806752" calcext:value-type="float">
            <text:p>0.005297378806752</text:p>
          </table:table-cell>
          <table:table-cell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 office:value-type="float" office:value="15.7498488903046" calcext:value-type="float">
            <text:p>15.7498488903046</text:p>
          </table:table-cell>
          <table:table-cell office:value-type="float" office:value="0.291954554573277" calcext:value-type="float">
            <text:p>0.291954554573277</text:p>
          </table:table-cell>
          <table:table-cell office:value-type="float" office:value="5.64700126647949" calcext:value-type="float">
            <text:p>5.64700126647949</text:p>
          </table:table-cell>
          <table:table-cell office:value-type="float" office:value="0.125718326224524" calcext:value-type="float">
            <text:p>0.1257183262245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0.001, 'kernel': 'sigmoid'}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907666666666667" calcext:value-type="float">
            <text:p>0.907666666666667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877333333333333" calcext:value-type="float">
            <text:p>0.877333333333333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11101551443129" calcext:value-type="float">
            <text:p>0.011101551443129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1">
          <table:table-cell office:value-type="float" office:value="20.0243623256683" calcext:value-type="float">
            <text:p>20.0243623256683</text:p>
          </table:table-cell>
          <table:table-cell office:value-type="float" office:value="0.141269061693385" calcext:value-type="float">
            <text:p>0.141269061693385</text:p>
          </table:table-cell>
          <table:table-cell office:value-type="float" office:value="8.40598368644714" calcext:value-type="float">
            <text:p>8.40598368644714</text:p>
          </table:table-cell>
          <table:table-cell office:value-type="float" office:value="0.089992406132096" calcext:value-type="float">
            <text:p>0.0899924061320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'scale', 'kernel': 'rbf'}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63666666666667" calcext:value-type="float">
            <text:p>0.963666666666667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70066666666667" calcext:value-type="float">
            <text:p>0.970066666666667</text:p>
          </table:table-cell>
          <table:table-cell office:value-type="float" office:value="0.003586394041683" calcext:value-type="float">
            <text:p>0.003586394041683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float" office:value="25.5522842407227" calcext:value-type="float">
            <text:p>25.5522842407227</text:p>
          </table:table-cell>
          <table:table-cell office:value-type="float" office:value="0.544859082695826" calcext:value-type="float">
            <text:p>0.544859082695826</text:p>
          </table:table-cell>
          <table:table-cell office:value-type="float" office:value="7.87717733383179" calcext:value-type="float">
            <text:p>7.87717733383179</text:p>
          </table:table-cell>
          <table:table-cell office:value-type="float" office:value="0.09820870719963" calcext:value-type="float">
            <text:p>0.09820870719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'scale', 'kernel': 'sigmoid'}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9" calcext:value-type="float">
            <text:p>0.729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9" calcext:value-type="float">
            <text:p>0.72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012237646832623" calcext:value-type="float">
            <text:p>0.012237646832623</text:p>
          </table:table-cell>
          <table:table-cell office:value-type="float" office:value="78" calcext:value-type="float">
            <text:p>78</text:p>
          </table:table-cell>
          <table:table-cell table:number-columns-repeated="1007"/>
        </table:table-row>
        <table:table-row table:style-name="ro1">
          <table:table-cell office:value-type="float" office:value="14.9688817501068" calcext:value-type="float">
            <text:p>14.9688817501068</text:p>
          </table:table-cell>
          <table:table-cell office:value-type="float" office:value="0.233841566480561" calcext:value-type="float">
            <text:p>0.233841566480561</text:p>
          </table:table-cell>
          <table:table-cell office:value-type="float" office:value="7.05443263053894" calcext:value-type="float">
            <text:p>7.05443263053894</text:p>
          </table:table-cell>
          <table:table-cell office:value-type="float" office:value="0.092228653069861" calcext:value-type="float">
            <text:p>0.0922286530698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'auto', 'kernel': 'rbf'}</text:p>
          </table:table-cell>
          <table:table-cell office:value-type="float" office:value="0.964666666666667" calcext:value-type="float">
            <text:p>0.964666666666667</text:p>
          </table:table-cell>
          <table:table-cell office:value-type="float" office:value="0.965666666666667" calcext:value-type="float">
            <text:p>0.965666666666667</text:p>
          </table:table-cell>
          <table:table-cell office:value-type="float" office:value="0.956" calcext:value-type="float">
            <text:p>0.956</text:p>
          </table:table-cell>
          <table:table-cell office:value-type="float" office:value="0.965666666666667" calcext:value-type="float">
            <text:p>0.965666666666667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962266666666667" calcext:value-type="float">
            <text:p>0.962266666666667</text:p>
          </table:table-cell>
          <table:table-cell office:value-type="float" office:value="0.003918049401311" calcext:value-type="float">
            <text:p>0.003918049401311</text:p>
          </table:table-cell>
          <table:table-cell office:value-type="float" office:value="38" calcext:value-type="float">
            <text:p>38</text:p>
          </table:table-cell>
          <table:table-cell table:number-columns-repeated="1007"/>
        </table:table-row>
        <table:table-row table:style-name="ro1">
          <table:table-cell office:value-type="float" office:value="15.9967133045197" calcext:value-type="float">
            <text:p>15.9967133045197</text:p>
          </table:table-cell>
          <table:table-cell office:value-type="float" office:value="0.330733941430257" calcext:value-type="float">
            <text:p>0.330733941430257</text:p>
          </table:table-cell>
          <table:table-cell office:value-type="float" office:value="5.70386209487915" calcext:value-type="float">
            <text:p>5.70386209487915</text:p>
          </table:table-cell>
          <table:table-cell office:value-type="float" office:value="0.059525278441619" calcext:value-type="float">
            <text:p>0.059525278441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, 'gamma': 'auto', 'kernel': 'sigmoid'}</text:p>
          </table:table-cell>
          <table:table-cell office:value-type="float" office:value="0.877333333333333" calcext:value-type="float">
            <text:p>0.877333333333333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872666666666667" calcext:value-type="float">
            <text:p>0.872666666666667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851333333333333" calcext:value-type="float">
            <text:p>0.851333333333333</text:p>
          </table:table-cell>
          <table:table-cell office:value-type="float" office:value="0.873866666666667" calcext:value-type="float">
            <text:p>0.873866666666667</text:p>
          </table:table-cell>
          <table:table-cell office:value-type="float" office:value="0.012062061736425" calcext:value-type="float">
            <text:p>0.012062061736425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float" office:value="52.6638426303864" calcext:value-type="float">
            <text:p>52.6638426303864</text:p>
          </table:table-cell>
          <table:table-cell office:value-type="float" office:value="0.656112337907726" calcext:value-type="float">
            <text:p>0.656112337907726</text:p>
          </table:table-cell>
          <table:table-cell office:value-type="float" office:value="13.1178524494171" calcext:value-type="float">
            <text:p>13.1178524494171</text:p>
          </table:table-cell>
          <table:table-cell office:value-type="float" office:value="0.318452674708235" calcext:value-type="float">
            <text:p>0.3184526747082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bf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0.01, 'kernel': 'rbf'}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5333333333333" calcext:value-type="float">
            <text:p>0.96533333333333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972133333333333" calcext:value-type="float">
            <text:p>0.972133333333333</text:p>
          </table:table-cell>
          <table:table-cell office:value-type="float" office:value="0.003958675423814" calcext:value-type="float">
            <text:p>0.003958675423814</text:p>
          </table:table-cell>
          <table:table-cell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96.5876350402832" calcext:value-type="float">
            <text:p>96.5876350402832</text:p>
          </table:table-cell>
          <table:table-cell office:value-type="float" office:value="4.46999037007615" calcext:value-type="float">
            <text:p>4.46999037007615</text:p>
          </table:table-cell>
          <table:table-cell office:value-type="float" office:value="16.3714580535889" calcext:value-type="float">
            <text:p>16.3714580535889</text:p>
          </table:table-cell>
          <table:table-cell office:value-type="float" office:value="1.29311826432604" calcext:value-type="float">
            <text:p>1.293118264326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0.01, 'kernel': 'sigmoid'}</text:p>
          </table:table-cell>
          <table:table-cell office:value-type="float" office:value="0.444666666666667" calcext:value-type="float">
            <text:p>0.444666666666667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465333333333333" calcext:value-type="float">
            <text:p>0.465333333333333</text:p>
          </table:table-cell>
          <table:table-cell office:value-type="float" office:value="0.473666666666667" calcext:value-type="float">
            <text:p>0.473666666666667</text:p>
          </table:table-cell>
          <table:table-cell office:value-type="float" office:value="0.442333333333333" calcext:value-type="float">
            <text:p>0.442333333333333</text:p>
          </table:table-cell>
          <table:table-cell office:value-type="float" office:value="0.459866666666667" calcext:value-type="float">
            <text:p>0.459866666666667</text:p>
          </table:table-cell>
          <table:table-cell office:value-type="float" office:value="0.013712281599598" calcext:value-type="float">
            <text:p>0.013712281599598</text:p>
          </table:table-cell>
          <table:table-cell office:value-type="float" office:value="81" calcext:value-type="float">
            <text:p>81</text:p>
          </table:table-cell>
          <table:table-cell table:number-columns-repeated="1007"/>
        </table:table-row>
        <table:table-row table:style-name="ro1">
          <table:table-cell office:value-type="float" office:value="16.1759950637817" calcext:value-type="float">
            <text:p>16.1759950637817</text:p>
          </table:table-cell>
          <table:table-cell office:value-type="float" office:value="0.177310414531543" calcext:value-type="float">
            <text:p>0.177310414531543</text:p>
          </table:table-cell>
          <table:table-cell office:value-type="float" office:value="6.92106013298035" calcext:value-type="float">
            <text:p>6.92106013298035</text:p>
          </table:table-cell>
          <table:table-cell office:value-type="float" office:value="0.082851978557295" calcext:value-type="float">
            <text:p>0.0828519785572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b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0.001, 'kernel': 'rbf'}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964666666666667" calcext:value-type="float">
            <text:p>0.964666666666667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961" calcext:value-type="float">
            <text:p>0.96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9133333333333" calcext:value-type="float">
            <text:p>0.959133333333333</text:p>
          </table:table-cell>
          <table:table-cell office:value-type="float" office:value="0.003575223380745" calcext:value-type="float">
            <text:p>0.003575223380745</text:p>
          </table:table-cell>
          <table:table-cell office:value-type="float" office:value="42" calcext:value-type="float">
            <text:p>42</text:p>
          </table:table-cell>
          <table:table-cell table:number-columns-repeated="1007"/>
        </table:table-row>
        <table:table-row table:style-name="ro1">
          <table:table-cell office:value-type="float" office:value="14.2251443386078" calcext:value-type="float">
            <text:p>14.2251443386078</text:p>
          </table:table-cell>
          <table:table-cell office:value-type="float" office:value="0.296999112328463" calcext:value-type="float">
            <text:p>0.296999112328463</text:p>
          </table:table-cell>
          <table:table-cell office:value-type="float" office:value="4.4238308429718" calcext:value-type="float">
            <text:p>4.4238308429718</text:p>
          </table:table-cell>
          <table:table-cell office:value-type="float" office:value="0.08905631954031" calcext:value-type="float">
            <text:p>0.089056319540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gmoid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0.001, 'kernel': 'sigmoid'}</text:p>
          </table:table-cell>
          <table:table-cell office:value-type="float" office:value="0.854666666666667" calcext:value-type="float">
            <text:p>0.854666666666667</text:p>
          </table:table-cell>
          <table:table-cell office:value-type="float" office:value="0.862333333333333" calcext:value-type="float">
            <text:p>0.862333333333333</text:p>
          </table:table-cell>
          <table:table-cell office:value-type="float" office:value="0.855666666666667" calcext:value-type="float">
            <text:p>0.855666666666667</text:p>
          </table:table-cell>
          <table:table-cell office:value-type="float" office:value="0.859333333333333" calcext:value-type="float">
            <text:p>0.859333333333333</text:p>
          </table:table-cell>
          <table:table-cell office:value-type="float" office:value="0.834666666666667" calcext:value-type="float">
            <text:p>0.834666666666667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009722825378116" calcext:value-type="float">
            <text:p>0.009722825378116</text:p>
          </table:table-cell>
          <table:table-cell office:value-type="float" office:value="73" calcext:value-type="float">
            <text:p>73</text:p>
          </table:table-cell>
          <table:table-cell table:number-columns-repeated="1007"/>
        </table:table-row>
        <table:table-row table:style-name="ro1">
          <table:table-cell office:value-type="float" office:value="22.520609998703" calcext:value-type="float">
            <text:p>22.520609998703</text:p>
          </table:table-cell>
          <table:table-cell office:value-type="float" office:value="0.210488007751113" calcext:value-type="float">
            <text:p>0.210488007751113</text:p>
          </table:table-cell>
          <table:table-cell office:value-type="float" office:value="8.41889057159424" calcext:value-type="float">
            <text:p>8.41889057159424</text:p>
          </table:table-cell>
          <table:table-cell office:value-type="float" office:value="0.07249564246091" calcext:value-type="float">
            <text:p>0.072495642460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'scale', 'kernel': 'rbf'}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0.964333333333333" calcext:value-type="float">
            <text:p>0.964333333333333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3476907949441" calcext:value-type="float">
            <text:p>0.003476907949441</text:p>
          </table:table-cell>
          <table:table-cell office:value-type="float" office:value="32" calcext:value-type="float">
            <text:p>32</text:p>
          </table:table-cell>
          <table:table-cell table:number-columns-repeated="1007"/>
        </table:table-row>
        <table:table-row table:style-name="ro1">
          <table:table-cell office:value-type="float" office:value="23.0545897960663" calcext:value-type="float">
            <text:p>23.0545897960663</text:p>
          </table:table-cell>
          <table:table-cell office:value-type="float" office:value="0.536771865640633" calcext:value-type="float">
            <text:p>0.536771865640633</text:p>
          </table:table-cell>
          <table:table-cell office:value-type="float" office:value="6.93112978935242" calcext:value-type="float">
            <text:p>6.93112978935242</text:p>
          </table:table-cell>
          <table:table-cell office:value-type="float" office:value="0.092587771685799" calcext:value-type="float">
            <text:p>0.092587771685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'scale', 'kernel': 'sigmoid'}</text:p>
          </table:table-cell>
          <table:table-cell office:value-type="float" office:value="0.683666666666667" calcext:value-type="float">
            <text:p>0.683666666666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7666666666667" calcext:value-type="float">
            <text:p>0.687666666666667</text:p>
          </table:table-cell>
          <table:table-cell office:value-type="float" office:value="0.698333333333333" calcext:value-type="float">
            <text:p>0.698333333333333</text:p>
          </table:table-cell>
          <table:table-cell office:value-type="float" office:value="0.647333333333333" calcext:value-type="float">
            <text:p>0.647333333333333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017200258395992" calcext:value-type="float">
            <text:p>0.017200258395992</text:p>
          </table:table-cell>
          <table:table-cell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office:value-type="float" office:value="16.9678308963776" calcext:value-type="float">
            <text:p>16.9678308963776</text:p>
          </table:table-cell>
          <table:table-cell office:value-type="float" office:value="0.224910348489736" calcext:value-type="float">
            <text:p>0.224910348489736</text:p>
          </table:table-cell>
          <table:table-cell office:value-type="float" office:value="7.12009267807007" calcext:value-type="float">
            <text:p>7.12009267807007</text:p>
          </table:table-cell>
          <table:table-cell office:value-type="float" office:value="0.093238371922681" calcext:value-type="float">
            <text:p>0.0932383719226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'auto', 'kernel': 'rbf'}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67" calcext:value-type="float">
            <text:p>0.96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962" calcext:value-type="float">
            <text:p>0.962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003330665599146" calcext:value-type="float">
            <text:p>0.003330665599146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office:value-type="float" office:value="14.3890839099884" calcext:value-type="float">
            <text:p>14.3890839099884</text:p>
          </table:table-cell>
          <table:table-cell office:value-type="float" office:value="0.214015653321272" calcext:value-type="float">
            <text:p>0.214015653321272</text:p>
          </table:table-cell>
          <table:table-cell office:value-type="float" office:value="4.57066879272461" calcext:value-type="float">
            <text:p>4.57066879272461</text:p>
          </table:table-cell>
          <table:table-cell office:value-type="float" office:value="0.100276063692336" calcext:value-type="float">
            <text:p>0.100276063692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, 'gamma': 'auto', 'kernel': 'sigmoid'}</text:p>
          </table:table-cell>
          <table:table-cell office:value-type="float" office:value="0.833666666666667" calcext:value-type="float">
            <text:p>0.833666666666667</text:p>
          </table:table-cell>
          <table:table-cell office:value-type="float" office:value="0.841333333333333" calcext:value-type="float">
            <text:p>0.841333333333333</text:p>
          </table:table-cell>
          <table:table-cell office:value-type="float" office:value="0.829333333333333" calcext:value-type="float">
            <text:p>0.829333333333333</text:p>
          </table:table-cell>
          <table:table-cell office:value-type="float" office:value="0.836666666666667" calcext:value-type="float">
            <text:p>0.836666666666667</text:p>
          </table:table-cell>
          <table:table-cell office:value-type="float" office:value="0.805333333333333" calcext:value-type="float">
            <text:p>0.805333333333333</text:p>
          </table:table-cell>
          <table:table-cell office:value-type="float" office:value="0.829266666666667" calcext:value-type="float">
            <text:p>0.829266666666667</text:p>
          </table:table-cell>
          <table:table-cell office:value-type="float" office:value="0.012589943076387" calcext:value-type="float">
            <text:p>0.012589943076387</text:p>
          </table:table-cell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office:value-type="float" office:value="59.9431182861328" calcext:value-type="float">
            <text:p>59.9431182861328</text:p>
          </table:table-cell>
          <table:table-cell office:value-type="float" office:value="0.72212736758252" calcext:value-type="float">
            <text:p>0.72212736758252</text:p>
          </table:table-cell>
          <table:table-cell office:value-type="float" office:value="12.6335127830505" calcext:value-type="float">
            <text:p>12.6335127830505</text:p>
          </table:table-cell>
          <table:table-cell office:value-type="float" office:value="0.147653945238807" calcext:value-type="float">
            <text:p>0.1476539452388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bf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0.01, 'kernel': 'rbf'}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5333333333333" calcext:value-type="float">
            <text:p>0.96533333333333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972133333333333" calcext:value-type="float">
            <text:p>0.972133333333333</text:p>
          </table:table-cell>
          <table:table-cell office:value-type="float" office:value="0.003958675423814" calcext:value-type="float">
            <text:p>0.003958675423814</text:p>
          </table:table-cell>
          <table:table-cell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72.5191831111908" calcext:value-type="float">
            <text:p>72.5191831111908</text:p>
          </table:table-cell>
          <table:table-cell office:value-type="float" office:value="0.764466909166775" calcext:value-type="float">
            <text:p>0.764466909166775</text:p>
          </table:table-cell>
          <table:table-cell office:value-type="float" office:value="13.14461145401" calcext:value-type="float">
            <text:p>13.14461145401</text:p>
          </table:table-cell>
          <table:table-cell office:value-type="float" office:value="0.162560396760136" calcext:value-type="float">
            <text:p>0.1625603967601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0.01, 'kernel': 'sigmoid'}</text:p>
          </table:table-cell>
          <table:table-cell office:value-type="float" office:value="0.328333333333333" calcext:value-type="float">
            <text:p>0.328333333333333</text:p>
          </table:table-cell>
          <table:table-cell office:value-type="float" office:value="0.338333333333333" calcext:value-type="float">
            <text:p>0.33833333333333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1333333333333" calcext:value-type="float">
            <text:p>0.331333333333333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005268775948928" calcext:value-type="float">
            <text:p>0.005268775948928</text:p>
          </table:table-cell>
          <table:table-cell office:value-type="float" office:value="82" calcext:value-type="float">
            <text:p>82</text:p>
          </table:table-cell>
          <table:table-cell table:number-columns-repeated="1007"/>
        </table:table-row>
        <table:table-row table:style-name="ro1">
          <table:table-cell office:value-type="float" office:value="16.3697627544403" calcext:value-type="float">
            <text:p>16.3697627544403</text:p>
          </table:table-cell>
          <table:table-cell office:value-type="float" office:value="0.184926716590492" calcext:value-type="float">
            <text:p>0.184926716590492</text:p>
          </table:table-cell>
          <table:table-cell office:value-type="float" office:value="6.9265697479248" calcext:value-type="float">
            <text:p>6.9265697479248</text:p>
          </table:table-cell>
          <table:table-cell office:value-type="float" office:value="0.070884934631483" calcext:value-type="float">
            <text:p>0.0708849346314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b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0.001, 'kernel': 'rbf'}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964666666666667" calcext:value-type="float">
            <text:p>0.964666666666667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961" calcext:value-type="float">
            <text:p>0.96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9133333333333" calcext:value-type="float">
            <text:p>0.959133333333333</text:p>
          </table:table-cell>
          <table:table-cell office:value-type="float" office:value="0.003575223380745" calcext:value-type="float">
            <text:p>0.003575223380745</text:p>
          </table:table-cell>
          <table:table-cell office:value-type="float" office:value="42" calcext:value-type="float">
            <text:p>42</text:p>
          </table:table-cell>
          <table:table-cell table:number-columns-repeated="1007"/>
        </table:table-row>
        <table:table-row table:style-name="ro1">
          <table:table-cell office:value-type="float" office:value="14.6328398704529" calcext:value-type="float">
            <text:p>14.6328398704529</text:p>
          </table:table-cell>
          <table:table-cell office:value-type="float" office:value="0.236576369304008" calcext:value-type="float">
            <text:p>0.236576369304008</text:p>
          </table:table-cell>
          <table:table-cell office:value-type="float" office:value="4.17689056396484" calcext:value-type="float">
            <text:p>4.17689056396484</text:p>
          </table:table-cell>
          <table:table-cell office:value-type="float" office:value="0.087025262435844" calcext:value-type="float">
            <text:p>0.0870252624358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gmoid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0.001, 'kernel': 'sigmoid'}</text:p>
          </table:table-cell>
          <table:table-cell office:value-type="float" office:value="0.841333333333333" calcext:value-type="float">
            <text:p>0.841333333333333</text:p>
          </table:table-cell>
          <table:table-cell office:value-type="float" office:value="0.845333333333333" calcext:value-type="float">
            <text:p>0.845333333333333</text:p>
          </table:table-cell>
          <table:table-cell office:value-type="float" office:value="0.830666666666667" calcext:value-type="float">
            <text:p>0.830666666666667</text:p>
          </table:table-cell>
          <table:table-cell office:value-type="float" office:value="0.840666666666667" calcext:value-type="float">
            <text:p>0.840666666666667</text:p>
          </table:table-cell>
          <table:table-cell office:value-type="float" office:value="0.808" calcext:value-type="float">
            <text:p>0.808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013495019657472" calcext:value-type="float">
            <text:p>0.013495019657472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office:value-type="float" office:value="22.7927643299103" calcext:value-type="float">
            <text:p>22.7927643299103</text:p>
          </table:table-cell>
          <table:table-cell office:value-type="float" office:value="0.208933895199336" calcext:value-type="float">
            <text:p>0.208933895199336</text:p>
          </table:table-cell>
          <table:table-cell office:value-type="float" office:value="8.4172559261322" calcext:value-type="float">
            <text:p>8.4172559261322</text:p>
          </table:table-cell>
          <table:table-cell office:value-type="float" office:value="0.091616854600729" calcext:value-type="float">
            <text:p>0.0916168546007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'scale', 'kernel': 'rbf'}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0.964333333333333" calcext:value-type="float">
            <text:p>0.964333333333333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3476907949441" calcext:value-type="float">
            <text:p>0.003476907949441</text:p>
          </table:table-cell>
          <table:table-cell office:value-type="float" office:value="32" calcext:value-type="float">
            <text:p>32</text:p>
          </table:table-cell>
          <table:table-cell table:number-columns-repeated="1007"/>
        </table:table-row>
        <table:table-row table:style-name="ro1">
          <table:table-cell office:value-type="float" office:value="22.5809375286102" calcext:value-type="float">
            <text:p>22.5809375286102</text:p>
          </table:table-cell>
          <table:table-cell office:value-type="float" office:value="0.844043076681799" calcext:value-type="float">
            <text:p>0.844043076681799</text:p>
          </table:table-cell>
          <table:table-cell office:value-type="float" office:value="6.76143202781677" calcext:value-type="float">
            <text:p>6.76143202781677</text:p>
          </table:table-cell>
          <table:table-cell office:value-type="float" office:value="0.107779025694861" calcext:value-type="float">
            <text:p>0.1077790256948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'scale', 'kernel': 'sigmoid'}</text:p>
          </table:table-cell>
          <table:table-cell office:value-type="float" office:value="0.677666666666667" calcext:value-type="float">
            <text:p>0.677666666666667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93" calcext:value-type="float">
            <text:p>0.693</text:p>
          </table:table-cell>
          <table:table-cell office:value-type="float" office:value="0.637333333333333" calcext:value-type="float">
            <text:p>0.637333333333333</text:p>
          </table:table-cell>
          <table:table-cell office:value-type="float" office:value="0.673666666666667" calcext:value-type="float">
            <text:p>0.673666666666667</text:p>
          </table:table-cell>
          <table:table-cell office:value-type="float" office:value="0.019049642749639" calcext:value-type="float">
            <text:p>0.019049642749639</text:p>
          </table:table-cell>
          <table:table-cell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 office:value-type="float" office:value="16.9999775886536" calcext:value-type="float">
            <text:p>16.9999775886536</text:p>
          </table:table-cell>
          <table:table-cell office:value-type="float" office:value="0.197589682359159" calcext:value-type="float">
            <text:p>0.197589682359159</text:p>
          </table:table-cell>
          <table:table-cell office:value-type="float" office:value="7.13823323249817" calcext:value-type="float">
            <text:p>7.13823323249817</text:p>
          </table:table-cell>
          <table:table-cell office:value-type="float" office:value="0.083957554978342" calcext:value-type="float">
            <text:p>0.0839575549783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'auto', 'kernel': 'rbf'}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67" calcext:value-type="float">
            <text:p>0.96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962" calcext:value-type="float">
            <text:p>0.962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003330665599146" calcext:value-type="float">
            <text:p>0.003330665599146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office:value-type="float" office:value="14.4073797225952" calcext:value-type="float">
            <text:p>14.4073797225952</text:p>
          </table:table-cell>
          <table:table-cell office:value-type="float" office:value="0.237680138420282" calcext:value-type="float">
            <text:p>0.237680138420282</text:p>
          </table:table-cell>
          <table:table-cell office:value-type="float" office:value="4.35825047492981" calcext:value-type="float">
            <text:p>4.35825047492981</text:p>
          </table:table-cell>
          <table:table-cell office:value-type="float" office:value="0.1038296756696" calcext:value-type="float">
            <text:p>0.10382967566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{'C': 1000, 'gamma': 'auto', 'kernel': 'sigmoid'}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5666666666667" calcext:value-type="float">
            <text:p>0.815666666666667</text:p>
          </table:table-cell>
          <table:table-cell office:value-type="float" office:value="0.821" calcext:value-type="float">
            <text:p>0.821</text:p>
          </table:table-cell>
          <table:table-cell office:value-type="float" office:value="0.792333333333333" calcext:value-type="float">
            <text:p>0.792333333333333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012723381800624" calcext:value-type="float">
            <text:p>0.012723381800624</text:p>
          </table:table-cell>
          <table:table-cell office:value-type="float" office:value="76" calcext:value-type="float">
            <text:p>76</text:p>
          </table:table-cell>
          <table:table-cell table:number-columns-repeated="1007"/>
        </table:table-row>
        <table:table-row table:style-name="ro1">
          <table:table-cell office:value-type="float" office:value="16.1134094715118" calcext:value-type="float">
            <text:p>16.1134094715118</text:p>
          </table:table-cell>
          <table:table-cell office:value-type="float" office:value="0.301185026256294" calcext:value-type="float">
            <text:p>0.301185026256294</text:p>
          </table:table-cell>
          <table:table-cell office:value-type="float" office:value="4.84148020744324" calcext:value-type="float">
            <text:p>4.84148020744324</text:p>
          </table:table-cell>
          <table:table-cell office:value-type="float" office:value="0.06652783137035" calcext:value-type="float">
            <text:p>0.06652783137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, 'degree': 1, 'gamma': 0.01, 'kernel': 'poly'}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0333333333333" calcext:value-type="float">
            <text:p>0.940333333333333</text:p>
          </table:table-cell>
          <table:table-cell office:value-type="float" office:value="0.923666666666667" calcext:value-type="float">
            <text:p>0.923666666666667</text:p>
          </table:table-cell>
          <table:table-cell office:value-type="float" office:value="0.940666666666667" calcext:value-type="float">
            <text:p>0.940666666666667</text:p>
          </table:table-cell>
          <table:table-cell office:value-type="float" office:value="0.919666666666667" calcext:value-type="float">
            <text:p>0.919666666666667</text:p>
          </table:table-cell>
          <table:table-cell office:value-type="float" office:value="0.931866666666666" calcext:value-type="float">
            <text:p>0.931866666666666</text:p>
          </table:table-cell>
          <table:table-cell office:value-type="float" office:value="0.008660510634163" calcext:value-type="float">
            <text:p>0.008660510634163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29.4063177108765" calcext:value-type="float">
            <text:p>29.4063177108765</text:p>
          </table:table-cell>
          <table:table-cell office:value-type="float" office:value="0.444072389676343" calcext:value-type="float">
            <text:p>0.444072389676343</text:p>
          </table:table-cell>
          <table:table-cell office:value-type="float" office:value="7.1394449710846" calcext:value-type="float">
            <text:p>7.1394449710846</text:p>
          </table:table-cell>
          <table:table-cell office:value-type="float" office:value="0.023153525727625" calcext:value-type="float">
            <text:p>0.023153525727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, 'degree': 1, 'gamma': 0.001, 'kernel': 'poly'}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2333333333333" calcext:value-type="float">
            <text:p>0.932333333333333</text:p>
          </table:table-cell>
          <table:table-cell office:value-type="float" office:value="0.915666666666667" calcext:value-type="float">
            <text:p>0.915666666666667</text:p>
          </table:table-cell>
          <table:table-cell office:value-type="float" office:value="0.923666666666667" calcext:value-type="float">
            <text:p>0.92366666666666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08584223254837" calcext:value-type="float">
            <text:p>0.008584223254837</text:p>
          </table:table-cell>
          <table:table-cell office:value-type="float" office:value="54" calcext:value-type="float">
            <text:p>54</text:p>
          </table:table-cell>
          <table:table-cell table:number-columns-repeated="1007"/>
        </table:table-row>
        <table:table-row table:style-name="ro1">
          <table:table-cell office:value-type="float" office:value="20.1397494316101" calcext:value-type="float">
            <text:p>20.1397494316101</text:p>
          </table:table-cell>
          <table:table-cell office:value-type="float" office:value="0.282935276342457" calcext:value-type="float">
            <text:p>0.282935276342457</text:p>
          </table:table-cell>
          <table:table-cell office:value-type="float" office:value="5.67616763114929" calcext:value-type="float">
            <text:p>5.67616763114929</text:p>
          </table:table-cell>
          <table:table-cell office:value-type="float" office:value="0.05744630315088" calcext:value-type="float">
            <text:p>0.05744630315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, 'degree': 1, 'gamma': 'scale', 'kernel': 'poly'}</text:p>
          </table:table-cell>
          <table:table-cell office:value-type="float" office:value="0.934333333333333" calcext:value-type="float">
            <text:p>0.934333333333333</text:p>
          </table:table-cell>
          <table:table-cell office:value-type="float" office:value="0.938333333333333" calcext:value-type="float">
            <text:p>0.938333333333333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2333333333333" calcext:value-type="float">
            <text:p>0.932333333333333</text:p>
          </table:table-cell>
          <table:table-cell office:value-type="float" office:value="0.914333333333333" calcext:value-type="float">
            <text:p>0.914333333333333</text:p>
          </table:table-cell>
          <table:table-cell office:value-type="float" office:value="0.928466666666667" calcext:value-type="float">
            <text:p>0.928466666666667</text:p>
          </table:table-cell>
          <table:table-cell office:value-type="float" office:value="0.008675892525332" calcext:value-type="float">
            <text:p>0.008675892525332</text:p>
          </table:table-cell>
          <table:table-cell office:value-type="float" office:value="52" calcext:value-type="float">
            <text:p>52</text:p>
          </table:table-cell>
          <table:table-cell table:number-columns-repeated="1007"/>
        </table:table-row>
        <table:table-row table:style-name="ro1">
          <table:table-cell office:value-type="float" office:value="26.9294583797455" calcext:value-type="float">
            <text:p>26.9294583797455</text:p>
          </table:table-cell>
          <table:table-cell office:value-type="float" office:value="0.352373298284344" calcext:value-type="float">
            <text:p>0.352373298284344</text:p>
          </table:table-cell>
          <table:table-cell office:value-type="float" office:value="6.85915565490723" calcext:value-type="float">
            <text:p>6.85915565490723</text:p>
          </table:table-cell>
          <table:table-cell office:value-type="float" office:value="0.079152707374985" calcext:value-type="float">
            <text:p>0.079152707374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, 'degree': 1, 'gamma': 'auto', 'kernel': 'poly'}</text:p>
          </table:table-cell>
          <table:table-cell office:value-type="float" office:value="0.928333333333333" calcext:value-type="float">
            <text:p>0.928333333333333</text:p>
          </table:table-cell>
          <table:table-cell office:value-type="float" office:value="0.934333333333333" calcext:value-type="float">
            <text:p>0.934333333333333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6333333333333" calcext:value-type="float">
            <text:p>0.926333333333333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009260669522232" calcext:value-type="float">
            <text:p>0.009260669522232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office:value-type="float" office:value="21.8893423557282" calcext:value-type="float">
            <text:p>21.8893423557282</text:p>
          </table:table-cell>
          <table:table-cell office:value-type="float" office:value="0.211584681333711" calcext:value-type="float">
            <text:p>0.211584681333711</text:p>
          </table:table-cell>
          <table:table-cell office:value-type="float" office:value="5.7737642288208" calcext:value-type="float">
            <text:p>5.7737642288208</text:p>
          </table:table-cell>
          <table:table-cell office:value-type="float" office:value="0.064492152636834" calcext:value-type="float">
            <text:p>0.064492152636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, 'degree': 5, 'gamma': 0.01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37.1364516735077" calcext:value-type="float">
            <text:p>37.1364516735077</text:p>
          </table:table-cell>
          <table:table-cell office:value-type="float" office:value="0.418861324470677" calcext:value-type="float">
            <text:p>0.418861324470677</text:p>
          </table:table-cell>
          <table:table-cell office:value-type="float" office:value="7.7148120880127" calcext:value-type="float">
            <text:p>7.7148120880127</text:p>
          </table:table-cell>
          <table:table-cell office:value-type="float" office:value="0.138880214841222" calcext:value-type="float">
            <text:p>0.138880214841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, 'degree': 5, 'gamma': 0.001, 'kernel': 'poly'}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956" calcext:value-type="float">
            <text:p>0.95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937666666666667" calcext:value-type="float">
            <text:p>0.937666666666667</text:p>
          </table:table-cell>
          <table:table-cell office:value-type="float" office:value="0.947533333333333" calcext:value-type="float">
            <text:p>0.947533333333333</text:p>
          </table:table-cell>
          <table:table-cell office:value-type="float" office:value="0.008007218965131" calcext:value-type="float">
            <text:p>0.008007218965131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float" office:value="21.9825132846832" calcext:value-type="float">
            <text:p>21.9825132846832</text:p>
          </table:table-cell>
          <table:table-cell office:value-type="float" office:value="0.236085109572542" calcext:value-type="float">
            <text:p>0.236085109572542</text:p>
          </table:table-cell>
          <table:table-cell office:value-type="float" office:value="5.7751296043396" calcext:value-type="float">
            <text:p>5.7751296043396</text:p>
          </table:table-cell>
          <table:table-cell office:value-type="float" office:value="0.07406687593148" calcext:value-type="float">
            <text:p>0.07406687593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, 'degree': 5, 'gamma': 'scale'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25.1612012863159" calcext:value-type="float">
            <text:p>25.1612012863159</text:p>
          </table:table-cell>
          <table:table-cell office:value-type="float" office:value="0.305655889412648" calcext:value-type="float">
            <text:p>0.305655889412648</text:p>
          </table:table-cell>
          <table:table-cell office:value-type="float" office:value="6.1960129737854" calcext:value-type="float">
            <text:p>6.1960129737854</text:p>
          </table:table-cell>
          <table:table-cell office:value-type="float" office:value="0.115393169016474" calcext:value-type="float">
            <text:p>0.115393169016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, 'degree': 5, 'gamma': 'auto', 'kernel': 'poly'}</text:p>
          </table:table-cell>
          <table:table-cell office:value-type="float" office:value="0.964333333333333" calcext:value-type="float">
            <text:p>0.964333333333333</text:p>
          </table:table-cell>
          <table:table-cell office:value-type="float" office:value="0.968666666666667" calcext:value-type="float">
            <text:p>0.968666666666667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966" calcext:value-type="float">
            <text:p>0.966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962" calcext:value-type="float">
            <text:p>0.962</text:p>
          </table:table-cell>
          <table:table-cell office:value-type="float" office:value="0.005509587603039" calcext:value-type="float">
            <text:p>0.005509587603039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office:value-type="float" office:value="40.2264967441559" calcext:value-type="float">
            <text:p>40.2264967441559</text:p>
          </table:table-cell>
          <table:table-cell office:value-type="float" office:value="0.376823443757043" calcext:value-type="float">
            <text:p>0.376823443757043</text:p>
          </table:table-cell>
          <table:table-cell office:value-type="float" office:value="7.29794669151306" calcext:value-type="float">
            <text:p>7.29794669151306</text:p>
          </table:table-cell>
          <table:table-cell office:value-type="float" office:value="0.029361349547455" calcext:value-type="float">
            <text:p>0.029361349547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, 'degree': 10, 'gamma': 0.01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6.720287322998" calcext:value-type="float">
            <text:p>96.720287322998</text:p>
          </table:table-cell>
          <table:table-cell office:value-type="float" office:value="1.04067947381596" calcext:value-type="float">
            <text:p>1.04067947381596</text:p>
          </table:table-cell>
          <table:table-cell office:value-type="float" office:value="12.064651632309" calcext:value-type="float">
            <text:p>12.064651632309</text:p>
          </table:table-cell>
          <table:table-cell office:value-type="float" office:value="0.046220422460346" calcext:value-type="float">
            <text:p>0.04622042246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, 'degree': 10, 'gamma': 0.001, 'kernel': 'poly'}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915" calcext:value-type="float">
            <text:p>0.915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012709751287015" calcext:value-type="float">
            <text:p>0.012709751287015</text:p>
          </table:table-cell>
          <table:table-cell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2" office:value-type="float" office:value="40.2939861297607" calcext:value-type="float">
            <text:p>40.2939861297607</text:p>
          </table:table-cell>
          <table:table-cell table:style-name="ce2" office:value-type="float" office:value="0.358296319979044" calcext:value-type="float">
            <text:p>0.358296319979044</text:p>
          </table:table-cell>
          <table:table-cell table:style-name="ce2" office:value-type="float" office:value="7.30400452613831" calcext:value-type="float">
            <text:p>7.30400452613831</text:p>
          </table:table-cell>
          <table:table-cell table:style-name="ce2" office:value-type="float" office:value="0.036134685536414" calcext:value-type="float">
            <text:p>0.0361346855364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{'C': 1, 'degree': 10, 'gamma': 'scale', 'kernel': 'poly'}</text:p>
          </table:table-cell>
          <table:table-cell table:style-name="ce2" office:value-type="float" office:value="0.974333333333333" calcext:value-type="float">
            <text:p>0.974333333333333</text:p>
          </table:table-cell>
          <table:table-cell table:style-name="ce2" office:value-type="float" office:value="0.981" calcext:value-type="float">
            <text:p>0.981</text:p>
          </table:table-cell>
          <table:table-cell table:style-name="ce2" office:value-type="float" office:value="0.968333333333333" calcext:value-type="float">
            <text:p>0.968333333333333</text:p>
          </table:table-cell>
          <table:table-cell table:style-name="ce2" office:value-type="float" office:value="0.977" calcext:value-type="float">
            <text:p>0.977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975133333333333" calcext:value-type="float">
            <text:p>0.975133333333333</text:p>
          </table:table-cell>
          <table:table-cell table:style-name="ce2" office:value-type="float" office:value="0.004118252056395" calcext:value-type="float">
            <text:p>0.00411825205639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07"/>
        </table:table-row>
        <table:table-row table:style-name="ro1">
          <table:table-cell office:value-type="float" office:value="42.2059910774231" calcext:value-type="float">
            <text:p>42.2059910774231</text:p>
          </table:table-cell>
          <table:table-cell office:value-type="float" office:value="0.517647237406227" calcext:value-type="float">
            <text:p>0.517647237406227</text:p>
          </table:table-cell>
          <table:table-cell office:value-type="float" office:value="7.41582469940186" calcext:value-type="float">
            <text:p>7.41582469940186</text:p>
          </table:table-cell>
          <table:table-cell office:value-type="float" office:value="0.074961669141657" calcext:value-type="float">
            <text:p>0.0749616691416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, 'degree': 10, 'gamma': 'auto', 'kernel': 'poly'}</text:p>
          </table:table-cell>
          <table:table-cell office:value-type="float" office:value="0.967" calcext:value-type="float">
            <text:p>0.967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958666666666667" calcext:value-type="float">
            <text:p>0.958666666666667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965066666666667" calcext:value-type="float">
            <text:p>0.965066666666667</text:p>
          </table:table-cell>
          <table:table-cell office:value-type="float" office:value="0.004905325903773" calcext:value-type="float">
            <text:p>0.004905325903773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float" office:value="14.6387959480286" calcext:value-type="float">
            <text:p>14.6387959480286</text:p>
          </table:table-cell>
          <table:table-cell office:value-type="float" office:value="0.28179441470445" calcext:value-type="float">
            <text:p>0.28179441470445</text:p>
          </table:table-cell>
          <table:table-cell office:value-type="float" office:value="4.32609391212463" calcext:value-type="float">
            <text:p>4.32609391212463</text:p>
          </table:table-cell>
          <table:table-cell office:value-type="float" office:value="0.059920486716258" calcext:value-type="float">
            <text:p>0.0599204867162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, 'degree': 1, 'gamma': 0.01, 'kernel': 'poly'}</text:p>
          </table:table-cell>
          <table:table-cell office:value-type="float" office:value="0.922666666666667" calcext:value-type="float">
            <text:p>0.922666666666667</text:p>
          </table:table-cell>
          <table:table-cell office:value-type="float" office:value="0.931333333333333" calcext:value-type="float">
            <text:p>0.931333333333333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929666666666667" calcext:value-type="float">
            <text:p>0.92966666666666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0266666666667" calcext:value-type="float">
            <text:p>0.920266666666667</text:p>
          </table:table-cell>
          <table:table-cell office:value-type="float" office:value="0.009940713142314" calcext:value-type="float">
            <text:p>0.009940713142314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float" office:value="16.0731929779053" calcext:value-type="float">
            <text:p>16.0731929779053</text:p>
          </table:table-cell>
          <table:table-cell office:value-type="float" office:value="0.296992744397711" calcext:value-type="float">
            <text:p>0.296992744397711</text:p>
          </table:table-cell>
          <table:table-cell office:value-type="float" office:value="4.82901268005371" calcext:value-type="float">
            <text:p>4.82901268005371</text:p>
          </table:table-cell>
          <table:table-cell office:value-type="float" office:value="0.066645768579517" calcext:value-type="float">
            <text:p>0.066645768579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, 'degree': 1, 'gamma': 0.001, 'kernel': 'poly'}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0333333333333" calcext:value-type="float">
            <text:p>0.940333333333333</text:p>
          </table:table-cell>
          <table:table-cell office:value-type="float" office:value="0.923666666666667" calcext:value-type="float">
            <text:p>0.923666666666667</text:p>
          </table:table-cell>
          <table:table-cell office:value-type="float" office:value="0.940666666666667" calcext:value-type="float">
            <text:p>0.940666666666667</text:p>
          </table:table-cell>
          <table:table-cell office:value-type="float" office:value="0.919666666666667" calcext:value-type="float">
            <text:p>0.919666666666667</text:p>
          </table:table-cell>
          <table:table-cell office:value-type="float" office:value="0.931866666666666" calcext:value-type="float">
            <text:p>0.931866666666666</text:p>
          </table:table-cell>
          <table:table-cell office:value-type="float" office:value="0.008660510634163" calcext:value-type="float">
            <text:p>0.008660510634163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14.6618993759155" calcext:value-type="float">
            <text:p>14.6618993759155</text:p>
          </table:table-cell>
          <table:table-cell office:value-type="float" office:value="0.27572661780198" calcext:value-type="float">
            <text:p>0.27572661780198</text:p>
          </table:table-cell>
          <table:table-cell office:value-type="float" office:value="4.39720544815063" calcext:value-type="float">
            <text:p>4.39720544815063</text:p>
          </table:table-cell>
          <table:table-cell office:value-type="float" office:value="0.072155296476169" calcext:value-type="float">
            <text:p>0.0721552964761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, 'degree': 1, 'gamma': 'scale', 'kernel': 'poly'}</text:p>
          </table:table-cell>
          <table:table-cell office:value-type="float" office:value="0.931666666666666" calcext:value-type="float">
            <text:p>0.931666666666666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2333333333333" calcext:value-type="float">
            <text:p>0.922333333333333</text:p>
          </table:table-cell>
          <table:table-cell office:value-type="float" office:value="0.939" calcext:value-type="float">
            <text:p>0.939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008858392128999" calcext:value-type="float">
            <text:p>0.008858392128999</text:p>
          </table:table-cell>
          <table:table-cell office:value-type="float" office:value="51" calcext:value-type="float">
            <text:p>51</text:p>
          </table:table-cell>
          <table:table-cell table:number-columns-repeated="1007"/>
        </table:table-row>
        <table:table-row table:style-name="ro1">
          <table:table-cell office:value-type="float" office:value="15.5809771060944" calcext:value-type="float">
            <text:p>15.5809771060944</text:p>
          </table:table-cell>
          <table:table-cell office:value-type="float" office:value="0.279587128637566" calcext:value-type="float">
            <text:p>0.279587128637566</text:p>
          </table:table-cell>
          <table:table-cell office:value-type="float" office:value="4.71904826164246" calcext:value-type="float">
            <text:p>4.71904826164246</text:p>
          </table:table-cell>
          <table:table-cell office:value-type="float" office:value="0.057597081568401" calcext:value-type="float">
            <text:p>0.0575970815684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, 'degree': 1, 'gamma': 'auto', 'kernel': 'poly'}</text:p>
          </table:table-cell>
          <table:table-cell office:value-type="float" office:value="0.934666666666666" calcext:value-type="float">
            <text:p>0.934666666666666</text:p>
          </table:table-cell>
          <table:table-cell office:value-type="float" office:value="0.939333333333333" calcext:value-type="float">
            <text:p>0.939333333333333</text:p>
          </table:table-cell>
          <table:table-cell office:value-type="float" office:value="0.924666666666666" calcext:value-type="float">
            <text:p>0.924666666666666</text:p>
          </table:table-cell>
          <table:table-cell office:value-type="float" office:value="0.940333333333333" calcext:value-type="float">
            <text:p>0.940333333333333</text:p>
          </table:table-cell>
          <table:table-cell office:value-type="float" office:value="0.918" calcext:value-type="float">
            <text:p>0.918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008698403429493" calcext:value-type="float">
            <text:p>0.008698403429493</text:p>
          </table:table-cell>
          <table:table-cell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office:value-type="float" office:value="21.8490074634552" calcext:value-type="float">
            <text:p>21.8490074634552</text:p>
          </table:table-cell>
          <table:table-cell office:value-type="float" office:value="0.192014833400298" calcext:value-type="float">
            <text:p>0.192014833400298</text:p>
          </table:table-cell>
          <table:table-cell office:value-type="float" office:value="5.74311304092407" calcext:value-type="float">
            <text:p>5.74311304092407</text:p>
          </table:table-cell>
          <table:table-cell office:value-type="float" office:value="0.055712883640978" calcext:value-type="float">
            <text:p>0.0557128836409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, 'degree': 5, 'gamma': 0.01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22.0419265270233" calcext:value-type="float">
            <text:p>22.0419265270233</text:p>
          </table:table-cell>
          <table:table-cell office:value-type="float" office:value="0.239235060546093" calcext:value-type="float">
            <text:p>0.239235060546093</text:p>
          </table:table-cell>
          <table:table-cell office:value-type="float" office:value="5.66679139137268" calcext:value-type="float">
            <text:p>5.66679139137268</text:p>
          </table:table-cell>
          <table:table-cell office:value-type="float" office:value="0.081810443570186" calcext:value-type="float">
            <text:p>0.0818104435701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, 'degree': 5, 'gamma': 0.001, 'kernel': 'poly'}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4333333333333" calcext:value-type="float">
            <text:p>0.964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1066666666667" calcext:value-type="float">
            <text:p>0.971066666666667</text:p>
          </table:table-cell>
          <table:table-cell office:value-type="float" office:value="0.004084659648544" calcext:value-type="float">
            <text:p>0.004084659648544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float" office:value="21.8616359710693" calcext:value-type="float">
            <text:p>21.8616359710693</text:p>
          </table:table-cell>
          <table:table-cell office:value-type="float" office:value="0.200324964295249" calcext:value-type="float">
            <text:p>0.200324964295249</text:p>
          </table:table-cell>
          <table:table-cell office:value-type="float" office:value="5.73908085823059" calcext:value-type="float">
            <text:p>5.73908085823059</text:p>
          </table:table-cell>
          <table:table-cell office:value-type="float" office:value="0.052562144840387" calcext:value-type="float">
            <text:p>0.0525621448403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, 'degree': 5, 'gamma': 'scale'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21.8461312294006" calcext:value-type="float">
            <text:p>21.8461312294006</text:p>
          </table:table-cell>
          <table:table-cell office:value-type="float" office:value="0.168375818718301" calcext:value-type="float">
            <text:p>0.168375818718301</text:p>
          </table:table-cell>
          <table:table-cell office:value-type="float" office:value="5.72589774131775" calcext:value-type="float">
            <text:p>5.72589774131775</text:p>
          </table:table-cell>
          <table:table-cell office:value-type="float" office:value="0.055203864413056" calcext:value-type="float">
            <text:p>0.0552038644130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, 'degree': 5, 'gamma': 'auto', 'kernel': 'poly'}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966" calcext:value-type="float">
            <text:p>0.966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733333333333" calcext:value-type="float">
            <text:p>0.971733333333333</text:p>
          </table:table-cell>
          <table:table-cell office:value-type="float" office:value="0.003309246305598" calcext:value-type="float">
            <text:p>0.003309246305598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office:value-type="float" office:value="40.2218907356262" calcext:value-type="float">
            <text:p>40.2218907356262</text:p>
          </table:table-cell>
          <table:table-cell office:value-type="float" office:value="0.403686119844546" calcext:value-type="float">
            <text:p>0.403686119844546</text:p>
          </table:table-cell>
          <table:table-cell office:value-type="float" office:value="7.29028220176697" calcext:value-type="float">
            <text:p>7.29028220176697</text:p>
          </table:table-cell>
          <table:table-cell office:value-type="float" office:value="0.039890339635227" calcext:value-type="float">
            <text:p>0.0398903396352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, 'degree': 10, 'gamma': 0.01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3.110774564743" calcext:value-type="float">
            <text:p>43.110774564743</text:p>
          </table:table-cell>
          <table:table-cell office:value-type="float" office:value="0.498182253535639" calcext:value-type="float">
            <text:p>0.498182253535639</text:p>
          </table:table-cell>
          <table:table-cell office:value-type="float" office:value="7.53210911750793" calcext:value-type="float">
            <text:p>7.53210911750793</text:p>
          </table:table-cell>
          <table:table-cell office:value-type="float" office:value="0.139630671084719" calcext:value-type="float">
            <text:p>0.1396306710847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, 'degree': 10, 'gamma': 0.001, 'kernel': 'poly'}</text:p>
          </table:table-cell>
          <table:table-cell office:value-type="float" office:value="0.964666666666667" calcext:value-type="float">
            <text:p>0.964666666666667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7666666666667" calcext:value-type="float">
            <text:p>0.96766666666666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963666666666667" calcext:value-type="float">
            <text:p>0.963666666666667</text:p>
          </table:table-cell>
          <table:table-cell office:value-type="float" office:value="0.005754225500544" calcext:value-type="float">
            <text:p>0.005754225500544</text:p>
          </table:table-cell>
          <table:table-cell office:value-type="float" office:value="37" calcext:value-type="float">
            <text:p>37</text:p>
          </table:table-cell>
          <table:table-cell table:number-columns-repeated="1007"/>
        </table:table-row>
        <table:table-row table:style-name="ro1">
          <table:table-cell office:value-type="float" office:value="40.276699924469" calcext:value-type="float">
            <text:p>40.276699924469</text:p>
          </table:table-cell>
          <table:table-cell office:value-type="float" office:value="0.386915942054273" calcext:value-type="float">
            <text:p>0.386915942054273</text:p>
          </table:table-cell>
          <table:table-cell office:value-type="float" office:value="7.29129147529602" calcext:value-type="float">
            <text:p>7.29129147529602</text:p>
          </table:table-cell>
          <table:table-cell office:value-type="float" office:value="0.031557286590916" calcext:value-type="float">
            <text:p>0.0315572865909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, 'degree': 10, 'gamma': 'scale'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0.2547615528107" calcext:value-type="float">
            <text:p>40.2547615528107</text:p>
          </table:table-cell>
          <table:table-cell office:value-type="float" office:value="0.398343362327833" calcext:value-type="float">
            <text:p>0.398343362327833</text:p>
          </table:table-cell>
          <table:table-cell office:value-type="float" office:value="7.3036027431488" calcext:value-type="float">
            <text:p>7.3036027431488</text:p>
          </table:table-cell>
          <table:table-cell office:value-type="float" office:value="0.059979175497646" calcext:value-type="float">
            <text:p>0.0599791754976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, 'degree': 10, 'gamma': 'auto'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4.9857807159424" calcext:value-type="float">
            <text:p>14.9857807159424</text:p>
          </table:table-cell>
          <table:table-cell office:value-type="float" office:value="0.349270702235195" calcext:value-type="float">
            <text:p>0.349270702235195</text:p>
          </table:table-cell>
          <table:table-cell office:value-type="float" office:value="4.31389727592468" calcext:value-type="float">
            <text:p>4.31389727592468</text:p>
          </table:table-cell>
          <table:table-cell office:value-type="float" office:value="0.061642848060987" calcext:value-type="float">
            <text:p>0.0616428480609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, 'degree': 1, 'gamma': 0.01, 'kernel': 'poly'}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9" calcext:value-type="float">
            <text:p>0.919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909133333333334" calcext:value-type="float">
            <text:p>0.909133333333334</text:p>
          </table:table-cell>
          <table:table-cell office:value-type="float" office:value="0.009464788546091" calcext:value-type="float">
            <text:p>0.009464788546091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office:value-type="float" office:value="14.6232665061951" calcext:value-type="float">
            <text:p>14.6232665061951</text:p>
          </table:table-cell>
          <table:table-cell office:value-type="float" office:value="0.263451780945305" calcext:value-type="float">
            <text:p>0.263451780945305</text:p>
          </table:table-cell>
          <table:table-cell office:value-type="float" office:value="4.31982283592224" calcext:value-type="float">
            <text:p>4.31982283592224</text:p>
          </table:table-cell>
          <table:table-cell office:value-type="float" office:value="0.056786193250899" calcext:value-type="float">
            <text:p>0.0567861932508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, 'degree': 1, 'gamma': 0.001, 'kernel': 'poly'}</text:p>
          </table:table-cell>
          <table:table-cell office:value-type="float" office:value="0.922666666666667" calcext:value-type="float">
            <text:p>0.922666666666667</text:p>
          </table:table-cell>
          <table:table-cell office:value-type="float" office:value="0.931333333333333" calcext:value-type="float">
            <text:p>0.931333333333333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929666666666667" calcext:value-type="float">
            <text:p>0.92966666666666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0266666666667" calcext:value-type="float">
            <text:p>0.920266666666667</text:p>
          </table:table-cell>
          <table:table-cell office:value-type="float" office:value="0.009940713142314" calcext:value-type="float">
            <text:p>0.009940713142314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float" office:value="14.9657258033752" calcext:value-type="float">
            <text:p>14.9657258033752</text:p>
          </table:table-cell>
          <table:table-cell office:value-type="float" office:value="0.325605124784879" calcext:value-type="float">
            <text:p>0.325605124784879</text:p>
          </table:table-cell>
          <table:table-cell office:value-type="float" office:value="4.31098895072937" calcext:value-type="float">
            <text:p>4.31098895072937</text:p>
          </table:table-cell>
          <table:table-cell office:value-type="float" office:value="0.057695513570929" calcext:value-type="float">
            <text:p>0.0576955135709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, 'degree': 1, 'gamma': 'scale', 'kernel': 'poly'}</text:p>
          </table:table-cell>
          <table:table-cell office:value-type="float" office:value="0.916333333333333" calcext:value-type="float">
            <text:p>0.916333333333333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919666666666667" calcext:value-type="float">
            <text:p>0.919666666666667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09125300603877" calcext:value-type="float">
            <text:p>0.009125300603877</text:p>
          </table:table-cell>
          <table:table-cell office:value-type="float" office:value="58" calcext:value-type="float">
            <text:p>58</text:p>
          </table:table-cell>
          <table:table-cell table:number-columns-repeated="1007"/>
        </table:table-row>
        <table:table-row table:style-name="ro1">
          <table:table-cell office:value-type="float" office:value="14.7805277824402" calcext:value-type="float">
            <text:p>14.7805277824402</text:p>
          </table:table-cell>
          <table:table-cell office:value-type="float" office:value="0.379881495109535" calcext:value-type="float">
            <text:p>0.379881495109535</text:p>
          </table:table-cell>
          <table:table-cell office:value-type="float" office:value="4.33074598312378" calcext:value-type="float">
            <text:p>4.33074598312378</text:p>
          </table:table-cell>
          <table:table-cell office:value-type="float" office:value="0.055206468607485" calcext:value-type="float">
            <text:p>0.0552064686074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, 'degree': 1, 'gamma': 'auto', 'kernel': 'poly'}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8333333333333" calcext:value-type="float">
            <text:p>0.928333333333333</text:p>
          </table:table-cell>
          <table:table-cell office:value-type="float" office:value="0.912333333333333" calcext:value-type="float">
            <text:p>0.91233333333333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8933333333333" calcext:value-type="float">
            <text:p>0.918933333333333</text:p>
          </table:table-cell>
          <table:table-cell office:value-type="float" office:value="0.009450220455982" calcext:value-type="float">
            <text:p>0.009450220455982</text:p>
          </table:table-cell>
          <table:table-cell office:value-type="float" office:value="57" calcext:value-type="float">
            <text:p>57</text:p>
          </table:table-cell>
          <table:table-cell table:number-columns-repeated="1007"/>
        </table:table-row>
        <table:table-row table:style-name="ro1">
          <table:table-cell office:value-type="float" office:value="21.8586878299713" calcext:value-type="float">
            <text:p>21.8586878299713</text:p>
          </table:table-cell>
          <table:table-cell office:value-type="float" office:value="0.199254842586801" calcext:value-type="float">
            <text:p>0.199254842586801</text:p>
          </table:table-cell>
          <table:table-cell office:value-type="float" office:value="5.75865874290466" calcext:value-type="float">
            <text:p>5.75865874290466</text:p>
          </table:table-cell>
          <table:table-cell office:value-type="float" office:value="0.050901188132471" calcext:value-type="float">
            <text:p>0.0509011881324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, 'degree': 5, 'gamma': 0.01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21.9056396484375" calcext:value-type="float">
            <text:p>21.9056396484375</text:p>
          </table:table-cell>
          <table:table-cell office:value-type="float" office:value="0.19837591123497" calcext:value-type="float">
            <text:p>0.19837591123497</text:p>
          </table:table-cell>
          <table:table-cell office:value-type="float" office:value="5.75817337036133" calcext:value-type="float">
            <text:p>5.75817337036133</text:p>
          </table:table-cell>
          <table:table-cell office:value-type="float" office:value="0.054048745717172" calcext:value-type="float">
            <text:p>0.0540487457171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, 'degree': 5, 'gamma': 0.001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21.9822585105896" calcext:value-type="float">
            <text:p>21.9822585105896</text:p>
          </table:table-cell>
          <table:table-cell office:value-type="float" office:value="0.318760869258122" calcext:value-type="float">
            <text:p>0.318760869258122</text:p>
          </table:table-cell>
          <table:table-cell office:value-type="float" office:value="5.76604099273682" calcext:value-type="float">
            <text:p>5.76604099273682</text:p>
          </table:table-cell>
          <table:table-cell office:value-type="float" office:value="0.067292382730807" calcext:value-type="float">
            <text:p>0.0672923827308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, 'degree': 5, 'gamma': 'scale'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21.8397183895111" calcext:value-type="float">
            <text:p>21.8397183895111</text:p>
          </table:table-cell>
          <table:table-cell office:value-type="float" office:value="0.211481773034637" calcext:value-type="float">
            <text:p>0.211481773034637</text:p>
          </table:table-cell>
          <table:table-cell office:value-type="float" office:value="5.7744330406189" calcext:value-type="float">
            <text:p>5.7744330406189</text:p>
          </table:table-cell>
          <table:table-cell office:value-type="float" office:value="0.071672063978596" calcext:value-type="float">
            <text:p>0.0716720639785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, 'degree': 5, 'gamma': 'auto'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40.4360681056976" calcext:value-type="float">
            <text:p>40.4360681056976</text:p>
          </table:table-cell>
          <table:table-cell office:value-type="float" office:value="0.562302226094445" calcext:value-type="float">
            <text:p>0.562302226094445</text:p>
          </table:table-cell>
          <table:table-cell office:value-type="float" office:value="7.37883729934692" calcext:value-type="float">
            <text:p>7.37883729934692</text:p>
          </table:table-cell>
          <table:table-cell office:value-type="float" office:value="0.062939430702592" calcext:value-type="float">
            <text:p>0.0629394307025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, 'degree': 10, 'gamma': 0.01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float" office:value="40.2362064361572" calcext:value-type="float">
            <text:p>40.2362064361572</text:p>
          </table:table-cell>
          <table:table-cell table:style-name="ce1" office:value-type="float" office:value="0.393507740834226" calcext:value-type="float">
            <text:p>0.393507740834226</text:p>
          </table:table-cell>
          <table:table-cell table:style-name="ce1" office:value-type="float" office:value="7.31533064842224" calcext:value-type="float">
            <text:p>7.31533064842224</text:p>
          </table:table-cell>
          <table:table-cell table:style-name="ce1" office:value-type="float" office:value="0.041257196968294" calcext:value-type="float">
            <text:p>0.04125719696829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{'C': 100, 'degree': 10, 'gamma': 0.001, 'kernel': 'poly'}</text:p>
          </table:table-cell>
          <table:table-cell table:style-name="ce1" office:value-type="float" office:value="0.974333333333333" calcext:value-type="float">
            <text:p>0.974333333333333</text:p>
          </table:table-cell>
          <table:table-cell table:style-name="ce1" office:value-type="float" office:value="0.981" calcext:value-type="float">
            <text:p>0.981</text:p>
          </table:table-cell>
          <table:table-cell table:style-name="ce1" office:value-type="float" office:value="0.968666666666667" calcext:value-type="float">
            <text:p>0.968666666666667</text:p>
          </table:table-cell>
          <table:table-cell table:style-name="ce1" office:value-type="float" office:value="0.977" calcext:value-type="float">
            <text:p>0.977</text:p>
          </table:table-cell>
          <table:table-cell table:style-name="ce1" office:value-type="float" office:value="0.975" calcext:value-type="float">
            <text:p>0.975</text:p>
          </table:table-cell>
          <table:table-cell table:style-name="ce1" office:value-type="float" office:value="0.9752" calcext:value-type="float">
            <text:p>0.9752</text:p>
          </table:table-cell>
          <table:table-cell table:style-name="ce1" office:value-type="float" office:value="0.004008879034233" calcext:value-type="float">
            <text:p>0.0040088790342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7"/>
        </table:table-row>
        <table:table-row table:style-name="ro1">
          <table:table-cell office:value-type="float" office:value="40.299760389328" calcext:value-type="float">
            <text:p>40.299760389328</text:p>
          </table:table-cell>
          <table:table-cell office:value-type="float" office:value="0.425106189830918" calcext:value-type="float">
            <text:p>0.425106189830918</text:p>
          </table:table-cell>
          <table:table-cell office:value-type="float" office:value="7.29624123573303" calcext:value-type="float">
            <text:p>7.29624123573303</text:p>
          </table:table-cell>
          <table:table-cell office:value-type="float" office:value="0.039213337021166" calcext:value-type="float">
            <text:p>0.0392133370211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, 'degree': 10, 'gamma': 'scale'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0.2370625019073" calcext:value-type="float">
            <text:p>40.2370625019073</text:p>
          </table:table-cell>
          <table:table-cell office:value-type="float" office:value="0.409960775522046" calcext:value-type="float">
            <text:p>0.409960775522046</text:p>
          </table:table-cell>
          <table:table-cell office:value-type="float" office:value="7.29124493598938" calcext:value-type="float">
            <text:p>7.29124493598938</text:p>
          </table:table-cell>
          <table:table-cell office:value-type="float" office:value="0.040293167884348" calcext:value-type="float">
            <text:p>0.0402931678843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, 'degree': 10, 'gamma': 'auto'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5.0116099357605" calcext:value-type="float">
            <text:p>15.0116099357605</text:p>
          </table:table-cell>
          <table:table-cell office:value-type="float" office:value="0.368309664998764" calcext:value-type="float">
            <text:p>0.368309664998764</text:p>
          </table:table-cell>
          <table:table-cell office:value-type="float" office:value="4.30388746261597" calcext:value-type="float">
            <text:p>4.30388746261597</text:p>
          </table:table-cell>
          <table:table-cell office:value-type="float" office:value="0.058662681874291" calcext:value-type="float">
            <text:p>0.0586626818742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0, 'degree': 1, 'gamma': 0.01, 'kernel': 'poly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133333333333" calcext:value-type="float">
            <text:p>0.908133333333333</text:p>
          </table:table-cell>
          <table:table-cell office:value-type="float" office:value="0.008908422980528" calcext:value-type="float">
            <text:p>0.008908422980528</text:p>
          </table:table-cell>
          <table:table-cell office:value-type="float" office:value="63" calcext:value-type="float">
            <text:p>63</text:p>
          </table:table-cell>
          <table:table-cell table:number-columns-repeated="1007"/>
        </table:table-row>
        <table:table-row table:style-name="ro1">
          <table:table-cell office:value-type="float" office:value="14.9916309833527" calcext:value-type="float">
            <text:p>14.9916309833527</text:p>
          </table:table-cell>
          <table:table-cell office:value-type="float" office:value="0.342896077847433" calcext:value-type="float">
            <text:p>0.342896077847433</text:p>
          </table:table-cell>
          <table:table-cell office:value-type="float" office:value="4.32064080238342" calcext:value-type="float">
            <text:p>4.32064080238342</text:p>
          </table:table-cell>
          <table:table-cell office:value-type="float" office:value="0.059007516135879" calcext:value-type="float">
            <text:p>0.0590075161358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0, 'degree': 1, 'gamma': 0.001, 'kernel': 'poly'}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9" calcext:value-type="float">
            <text:p>0.919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909133333333334" calcext:value-type="float">
            <text:p>0.909133333333334</text:p>
          </table:table-cell>
          <table:table-cell office:value-type="float" office:value="0.009464788546091" calcext:value-type="float">
            <text:p>0.009464788546091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office:value-type="float" office:value="15.0337068557739" calcext:value-type="float">
            <text:p>15.0337068557739</text:p>
          </table:table-cell>
          <table:table-cell office:value-type="float" office:value="0.351826687293363" calcext:value-type="float">
            <text:p>0.351826687293363</text:p>
          </table:table-cell>
          <table:table-cell office:value-type="float" office:value="4.30409846305847" calcext:value-type="float">
            <text:p>4.30409846305847</text:p>
          </table:table-cell>
          <table:table-cell office:value-type="float" office:value="0.059539654653475" calcext:value-type="float">
            <text:p>0.0595396546534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0, 'degree': 1, 'gamma': 'scale', 'kernel': 'poly'}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066666666667" calcext:value-type="float">
            <text:p>0.908066666666667</text:p>
          </table:table-cell>
          <table:table-cell office:value-type="float" office:value="0.008840311708934" calcext:value-type="float">
            <text:p>0.008840311708934</text:p>
          </table:table-cell>
          <table:table-cell office:value-type="float" office:value="67" calcext:value-type="float">
            <text:p>67</text:p>
          </table:table-cell>
          <table:table-cell table:number-columns-repeated="1007"/>
        </table:table-row>
        <table:table-row table:style-name="ro1">
          <table:table-cell office:value-type="float" office:value="14.9871731281281" calcext:value-type="float">
            <text:p>14.9871731281281</text:p>
          </table:table-cell>
          <table:table-cell office:value-type="float" office:value="0.357249433266546" calcext:value-type="float">
            <text:p>0.357249433266546</text:p>
          </table:table-cell>
          <table:table-cell office:value-type="float" office:value="4.30877432823181" calcext:value-type="float">
            <text:p>4.30877432823181</text:p>
          </table:table-cell>
          <table:table-cell office:value-type="float" office:value="0.059770051055453" calcext:value-type="float">
            <text:p>0.0597700510554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000, 'degree': 1, 'gamma': 'auto', 'kernel': 'poly'}</text:p>
          </table:table-cell>
          <table:table-cell office:value-type="float" office:value="0.913666666666667" calcext:value-type="float">
            <text:p>0.913666666666667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915666666666667" calcext:value-type="float">
            <text:p>0.91566666666666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908733333333333" calcext:value-type="float">
            <text:p>0.908733333333333</text:p>
          </table:table-cell>
          <table:table-cell office:value-type="float" office:value="0.009308061022576" calcext:value-type="float">
            <text:p>0.009308061022576</text:p>
          </table:table-cell>
          <table:table-cell office:value-type="float" office:value="62" calcext:value-type="float">
            <text:p>62</text:p>
          </table:table-cell>
          <table:table-cell table:number-columns-repeated="1007"/>
        </table:table-row>
        <table:table-row table:style-name="ro1">
          <table:table-cell office:value-type="float" office:value="21.9049250602722" calcext:value-type="float">
            <text:p>21.9049250602722</text:p>
          </table:table-cell>
          <table:table-cell office:value-type="float" office:value="0.244207198316962" calcext:value-type="float">
            <text:p>0.244207198316962</text:p>
          </table:table-cell>
          <table:table-cell office:value-type="float" office:value="5.75419754981995" calcext:value-type="float">
            <text:p>5.75419754981995</text:p>
          </table:table-cell>
          <table:table-cell office:value-type="float" office:value="0.061465373034376" calcext:value-type="float">
            <text:p>0.06146537303437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0, 'degree': 5, 'gamma': 0.01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21.8322096347809" calcext:value-type="float">
            <text:p>21.8322096347809</text:p>
          </table:table-cell>
          <table:table-cell office:value-type="float" office:value="0.215685591574679" calcext:value-type="float">
            <text:p>0.215685591574679</text:p>
          </table:table-cell>
          <table:table-cell office:value-type="float" office:value="5.7410361289978" calcext:value-type="float">
            <text:p>5.7410361289978</text:p>
          </table:table-cell>
          <table:table-cell office:value-type="float" office:value="0.054436345020365" calcext:value-type="float">
            <text:p>0.05443634502036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0, 'degree': 5, 'gamma': 0.001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21.8921929836273" calcext:value-type="float">
            <text:p>21.8921929836273</text:p>
          </table:table-cell>
          <table:table-cell office:value-type="float" office:value="0.197480617529109" calcext:value-type="float">
            <text:p>0.197480617529109</text:p>
          </table:table-cell>
          <table:table-cell office:value-type="float" office:value="5.7443904876709" calcext:value-type="float">
            <text:p>5.7443904876709</text:p>
          </table:table-cell>
          <table:table-cell office:value-type="float" office:value="0.053376342457579" calcext:value-type="float">
            <text:p>0.0533763424575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0, 'degree': 5, 'gamma': 'scale'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21.838205242157" calcext:value-type="float">
            <text:p>21.838205242157</text:p>
          </table:table-cell>
          <table:table-cell office:value-type="float" office:value="0.1983792957158" calcext:value-type="float">
            <text:p>0.1983792957158</text:p>
          </table:table-cell>
          <table:table-cell office:value-type="float" office:value="5.74252276420593" calcext:value-type="float">
            <text:p>5.74252276420593</text:p>
          </table:table-cell>
          <table:table-cell office:value-type="float" office:value="0.053782224813879" calcext:value-type="float">
            <text:p>0.0537822248138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C': 1000, 'degree': 5, 'gamma': 'auto', 'kernel': 'poly'}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71933333333333" calcext:value-type="float">
            <text:p>0.971933333333333</text:p>
          </table:table-cell>
          <table:table-cell office:value-type="float" office:value="0.003193048003954" calcext:value-type="float">
            <text:p>0.003193048003954</text:p>
          </table:table-cell>
          <table:table-cell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float" office:value="40.3087256908417" calcext:value-type="float">
            <text:p>40.3087256908417</text:p>
          </table:table-cell>
          <table:table-cell office:value-type="float" office:value="0.40081480404463" calcext:value-type="float">
            <text:p>0.40081480404463</text:p>
          </table:table-cell>
          <table:table-cell office:value-type="float" office:value="7.32007908821106" calcext:value-type="float">
            <text:p>7.32007908821106</text:p>
          </table:table-cell>
          <table:table-cell office:value-type="float" office:value="0.053682542381959" calcext:value-type="float">
            <text:p>0.0536825423819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0, 'degree': 10, 'gamma': 0.01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0.2503794193268" calcext:value-type="float">
            <text:p>40.2503794193268</text:p>
          </table:table-cell>
          <table:table-cell office:value-type="float" office:value="0.393929520715834" calcext:value-type="float">
            <text:p>0.393929520715834</text:p>
          </table:table-cell>
          <table:table-cell office:value-type="float" office:value="7.29511070251465" calcext:value-type="float">
            <text:p>7.29511070251465</text:p>
          </table:table-cell>
          <table:table-cell office:value-type="float" office:value="0.03920749307263" calcext:value-type="float">
            <text:p>0.039207493072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0, 'degree': 10, 'gamma': 0.001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0.2845709323883" calcext:value-type="float">
            <text:p>40.2845709323883</text:p>
          </table:table-cell>
          <table:table-cell office:value-type="float" office:value="0.389438986819899" calcext:value-type="float">
            <text:p>0.389438986819899</text:p>
          </table:table-cell>
          <table:table-cell office:value-type="float" office:value="7.29764232635498" calcext:value-type="float">
            <text:p>7.29764232635498</text:p>
          </table:table-cell>
          <table:table-cell office:value-type="float" office:value="0.036603589794752" calcext:value-type="float">
            <text:p>0.0366035897947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0, 'degree': 10, 'gamma': 'scale'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0.2236578941345" calcext:value-type="float">
            <text:p>40.2236578941345</text:p>
          </table:table-cell>
          <table:table-cell office:value-type="float" office:value="0.398502997733037" calcext:value-type="float">
            <text:p>0.398502997733037</text:p>
          </table:table-cell>
          <table:table-cell office:value-type="float" office:value="7.2934579372406" calcext:value-type="float">
            <text:p>7.2934579372406</text:p>
          </table:table-cell>
          <table:table-cell office:value-type="float" office:value="0.031582180583642" calcext:value-type="float">
            <text:p>0.0315821805836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u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00, 'degree': 10, 'gamma': 'auto', 'kernel': 'poly'}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4118252056395" calcext:value-type="float">
            <text:p>0.00411825205639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22:36:26.731211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9T02:02:43.361926199</dc:date>
    <meta:editing-duration>PT3H27M2S</meta:editing-duration>
    <meta:editing-cycles>3</meta:editing-cycles>
    <meta:generator>LibreOffice/6.4.7.2$Linux_X86_64 LibreOffice_project/40$Build-2</meta:generator>
    <meta:document-statistic meta:table-count="1" meta:cell-count="1445" meta:object-count="0"/>
  </office:meta>
</office:document-meta>
</file>